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b1f" officeooo:paragraph-rsid="000d0b1f"/>
    </style:style>
    <style:style style:name="P2" style:family="paragraph" style:parent-style-name="Standard">
      <style:text-properties officeooo:rsid="000d6fc0" officeooo:paragraph-rsid="000d6fc0"/>
    </style:style>
    <style:style style:name="P3" style:family="paragraph" style:parent-style-name="Standard">
      <style:text-properties fo:font-weight="bold" officeooo:rsid="00106555" officeooo:paragraph-rsid="00106555" style:font-weight-asian="bold" style:font-weight-complex="bold"/>
    </style:style>
    <style:style style:name="P4" style:family="paragraph" style:parent-style-name="Standard">
      <style:text-properties fo:font-weight="normal" officeooo:rsid="00106555" officeooo:paragraph-rsid="00106555" style:font-weight-asian="normal" style:font-weight-complex="normal"/>
    </style:style>
    <style:style style:name="P5" style:family="paragraph" style:parent-style-name="Standard">
      <style:text-properties officeooo:rsid="001218e9" officeooo:paragraph-rsid="001218e9"/>
    </style:style>
    <style:style style:name="P6" style:family="paragraph" style:parent-style-name="Standard">
      <style:text-properties fo:font-style="italic" officeooo:rsid="001218e9" officeooo:paragraph-rsid="001218e9" style:font-style-asian="italic" style:font-style-complex="italic"/>
    </style:style>
    <style:style style:name="P7" style:family="paragraph" style:parent-style-name="Standard">
      <style:text-properties officeooo:rsid="000d0b1f" officeooo:paragraph-rsid="001446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35d8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446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ASAN MEN – HW3</text:p>
      <text:p text:style-name="P1"/>
      <text:p text:style-name="P5"><text:span text:style-name="T4">Derleme</text:span>:</text:p>
      <text:p text:style-name="P5"><text:tab/><text:span text:style-name="T4">make</text:span></text:p>
      <text:p text:style-name="P6"><text:tab/>./exe ./asm/sortv3.asm 0</text:p>
      <text:p text:style-name="P1"/>
      <text:p text:style-name="P1"><text:span text:style-name="T1">Ödevin sadece belirli kısımları yapılmıştır</text:span>. 1KB Pageler halinde her process içinde 16KB Pagetable oluşturulmuştur. </text:p>
      <text:p text:style-name="P1"/>
      <text:p text:style-name="P1">Ödevi 250tane sayının sıralanması için denedim. Sortv3.asm dosyası Byte olarak sayıları tuttuğu için max 255 sıralama olanağına sahip. </text:p>
      <text:p text:style-name="P1"/>
      <text:p text:style-name="P7">Sıralama esnasında pagefault oldugunu görebilmek için sayılar <text:span text:style-name="T1">2 page arasında gelecek</text:span> şekilde</text:p>
      <text:p text:style-name="P7"><text:span text:style-name="T5">3feH adresinden başlayarak yerleştirdim.</text:span> </text:p>
      <text:p text:style-name="P1"/>
      <text:p text:style-name="P2">İlk ulaşma ve print esnasında stack erişimi olduğu için 2tane fault oluşuyor ve bunları disk ten okuyarak main memory e kaydediyor.</text:p>
      <text:p text:style-name="P2"/>
      <text:p text:style-name="P3">Paging:</text:p>
      <text:p text:style-name="P3"><text:tab/><text:span text:style-name="T2">1KB page <text:s/>= 2^10 : 10bit offset</text:span></text:p>
      <text:p text:style-name="P3"><text:span text:style-name="T2"><text:tab/>16KB Pagetable : 2^16/ 2^10</text:span><text:span text:style-name="T3">(1KB)</text:span><text:span text:style-name="T2"> : 4bit frame number, </text:span><text:span text:style-name="T3">16Page tutabilir</text:span></text:p>
      <text:p text:style-name="P4"/>
      <text:p text:style-name="P3"><text:span text:style-name="T2"><text:tab/>8KB Main Memory: 2^13/ 2^10</text:span><text:span text:style-name="T3">(1KB)</text:span><text:span text:style-name="T2"> : 3bit page number, </text:span><text:span text:style-name="T3">8Page tutabilir</text:span></text:p>
      <text:p text:style-name="P4"><text:tab/></text:p>
      <text:p text:style-name="P4"><text:tab/>Hesaplarından yola cıkılmıştır.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30:45.105772378</meta:creation-date>
    <dc:date>2017-05-30T13:41:16.967798241</dc:date>
    <meta:editing-duration>PT10M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10" meta:character-count="782" meta:non-whitespace-character-count="673"/>
  </office:meta>
</office:document-meta>
</file>